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d204"/>
    </style:style>
    <style:style style:name="T1" style:family="text">
      <style:text-properties officeooo:rsid="00060636"/>
    </style:style>
    <style:style style:name="T2" style:family="text">
      <style:text-properties officeooo:rsid="0007d2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ERT INTO `cliente` (`id`, `name`, `cod_conta`, `activo`) VALUES</text:p>
      <text:p text:style-name="Standard">(1, 'SHISEIDO INTERNATIONAL FRANCE, S.A.S.', 53029, 1),</text:p>
      <text:p text:style-name="Standard">(2, 'TRIAS', 17001, 1),</text:p>
      <text:p text:style-name="Standard">(4, 'DOLS, Industrial de Peluqueria S.A.', 8061, 0),</text:p>
      <text:p text:style-name="Standard">(5, 'ANTONIO PUIG, S.A.', 8052, 1),</text:p>
      <text:p text:style-name="P1">(<text:span text:style-name="T2">6</text:span>, '<text:span text:style-name="T2">6 ****RECUPERADO</text:span>', <text:span text:style-name="T2">0</text:span>, 1),</text:p>
      <text:p text:style-name="Standard"/>
      <text:p text:style-name="Standard">(7, 'EUROBOX', 0, 1),</text:p>
      <text:p text:style-name="Standard">(8, 'KEY SOLUTIONS', 0, 1),</text:p>
      <text:p text:style-name="Standard">(16, 'TECNOCOM', 0, 0),</text:p>
      <text:p text:style-name="Standard">(19, 'ALTADIS', 28030, 1),</text:p>
      <text:p text:style-name="Standard">(20, 'GUERLAIN', 53062, 0),</text:p>
      <text:p text:style-name="Standard">(21, 'PERNORD RICARD (españa)', 29001, 1),</text:p>
      <text:p text:style-name="Standard">(22, 'DIEGO ZAMORA', 30002, 0),</text:p>
      <text:p text:style-name="Standard">(23, 'LEVI´S CentralDÁCHAT', 53056, 0),</text:p>
      <text:p text:style-name="Standard">(24, 'FREIXENET', 8010, 1),</text:p>
      <text:p text:style-name="Standard">(25, 'E. MORENO, S.L.', 41007, 1),</text:p>
      <text:p text:style-name="Standard">(26, 'GONZALES BYASS .', 11002, 1),</text:p>
      <text:p text:style-name="Standard">(27, 'BODEGAS ARLOREN S.L.', 30013, 1),</text:p>
      <text:p text:style-name="Standard">(28, 'MIGUEL BELLIDO', 13001, 0),</text:p>
      <text:p text:style-name="Standard">(30, 'TOLRA soterbo s.l.', 46010, 1),</text:p>
      <text:p text:style-name="Standard">(31, 'Royal Canin Iberica S.A.', 28075, 0),</text:p>
      <text:p text:style-name="Standard">(32, 'SOCIÉTÉ RICARD S.A.', 53033, 1),</text:p>
      <text:p text:style-name="Standard">(33, 'GRUPO EDITORIAL BRUÑO S.L', 28084, 0),</text:p>
      <text:p text:style-name="Standard">(34, 'BOIXADOS', 0, 0),</text:p>
      <text:p text:style-name="Standard">(35, 'Farmacéuticos Mundi', 46018, 0),</text:p>
      <text:p text:style-name="Standard">(36, 'TRI PICTURES S.A.', 28085, 1),</text:p>
      <text:p text:style-name="Standard">(37, 'KRAFT BISCUITS IBERIA', 8070, 0),</text:p>
      <text:p text:style-name="Standard">(38, 'ALIMENTACION VARMA S.L', 28090, 1),</text:p>
      <text:p text:style-name="Standard">(39, 'COMASA HOGAR, S.L.', 28088, 0),</text:p>
      <text:p text:style-name="Standard">(40, 'Torres Filoso', 2004, 0),</text:p>
      <text:p text:style-name="Standard">(41, 'Tere Sena', 3014, 0),</text:p>
      <text:p text:style-name="Standard">(42, 'Verdú Cantó', 3017, 0),</text:p>
      <text:p text:style-name="Standard">(43, 'Pasteleria Totel', 3030, 1),</text:p>
      <text:p text:style-name="Standard">(44, 'Almendra y Miel', 3018, 0),</text:p>
      <text:p text:style-name="Standard">(45, 'Pepe Jeans (Barcelona)', 8013, 0),</text:p>
      <text:p text:style-name="Standard">(46, 'Dana', 8014, 1),</text:p>
      <text:p text:style-name="Standard">(47, 'Tradicion Textil Tolra', 8018, 0),</text:p>
      <text:p text:style-name="Standard">(48, 'VICENTE GANDIA PLA S.A', 0, 0),</text:p>
      <text:p text:style-name="Standard">(49, 'INDUSTRIAS SANZ', 28092, 0),</text:p>
      <text:p text:style-name="Standard">(50, 'TURRONES DE ALICANTE, S.A.', 3032, 1),</text:p>
      <text:p text:style-name="Standard">(51, 'HACIENDA SAN MIGUEL DE ALHAMA S.L.', 30018, 1),</text:p>
      <text:p text:style-name="Standard">(52, 'RIMINI 1928', 28091, 1),</text:p>
      <text:p text:style-name="Standard">(53, 'A. DE FUSSIGNY S.A.S', 53070, 0),</text:p>
      <text:p text:style-name="Standard">(54, 'CHAMPAGNE DE CASTELLANE', 53071, 1),</text:p>
      <text:p text:style-name="Standard">(55, 'Valentin S.A', 28095, 1),</text:p>
      <text:p text:style-name="Standard">(56, 'Borton World Brands España', 46022, 0),</text:p>
      <text:p text:style-name="Standard">(57, 'ARCELORMITTAL ETXEBARRI', 48005, 0),</text:p>
      <text:p text:style-name="Standard">(58, 'Pernod Ricard South Africa (Pty) Ltd.', 53072, 0),</text:p>
      <text:p text:style-name="Standard">(59, 'AZAFRANES Y COLORANTES NATURALES', 29005, 1),</text:p>
      <text:p text:style-name="Standard">(60, 'IDESA PARFUMS', 8015, 0),</text:p>
      <text:p text:style-name="Standard">(61, 'OREON TRADING &amp; MARKETING s.r.o.', 53073, 1),</text:p>
      <text:p text:style-name="Standard"><text:soft-page-break/>(62, 'TEJAS DEL PUERTO', 11009, 1),</text:p>
      <text:p text:style-name="Standard">(63, 'GERMAINE DE CAPUCCINI', 3005, 1),</text:p>
      <text:p text:style-name="Standard">(64, 'JESUS NAVARRO, S.A.', 3036, 1),</text:p>
      <text:p text:style-name="Standard">(65, 'PANAMA JACK S.A.', 3004, 1),</text:p>
      <text:p text:style-name="Standard">(66, 'KIKO S.r.L.', 53074, 1),</text:p>
      <text:p text:style-name="Standard">(67, 'NEWTON 21', 8071, 1),</text:p>
      <text:p text:style-name="Standard">(68, 'R.LOPEZ DE HEREDIDA VIÑA TONDONIA', 26008, 0),</text:p>
      <text:p text:style-name="Standard">(69, 'JI Internacional', 28100, 0),</text:p>
      <text:p text:style-name="Standard">(70, 'PUIG FRANCE', 53075, 1),</text:p>
      <text:p text:style-name="Standard">(71, 'WECOLORS S.L.', 8081, 1),</text:p>
      <text:p text:style-name="Standard">(72, 'BARÁO DE VILAR, VINHOS S.A.', 53076, 1),</text:p>
      <text:p text:style-name="Standard">(73, 'INDICE COMUNICACION', 11012, 1),</text:p>
      <text:p text:style-name="Standard">(74, 'SCHARLAB S.L. ( New Chemical Site)', 8083, 1),</text:p>
      <text:p text:style-name="Standard">(75, 'Promotora de Cigarros', 28074, 0),</text:p>
      <text:p text:style-name="Standard">(76, 'DE RUY PERFUMES', 41044, 1),</text:p>
      <text:p text:style-name="Standard">(77, 'EUROBOX EMBALAJES', 0, 1),</text:p>
      <text:p text:style-name="Standard">(78, 'SAFRANTE GLOGAL COMPANY S.L.U.', 29007, 1),</text:p>
      <text:p text:style-name="Standard">(80, 'TROLL COSMETICS Gmbh', 53077, 1),</text:p>
      <text:p text:style-name="Standard">(82, 'EMBALAJES', 1, 1),</text:p>
      <text:p text:style-name="Standard">(84, 'ANONIMOS', 99999, 1),</text:p>
      <text:p text:style-name="Standard">(85, 'JBS SMART APP, SLNE', 28111, 1),</text:p>
      <text:p text:style-name="Standard">(86, 'D.C.J. S.L. TURISOL ', 3001, 1),</text:p>
      <text:p text:style-name="Standard">(87, 'IDILIA FOODS,S.L.', 8088, 1),</text:p>
      <text:p text:style-name="Standard">(88, 'WALKERS SHORTBREAD LIMITED', 53080, 1),</text:p>
      <text:p text:style-name="Standard">(89, 'JK CONFECTIONERY', 53081, 1),</text:p>
      <text:p text:style-name="Standard">(90, 'GRUPO SIRO', 34002, 1),</text:p>
      <text:p text:style-name="Standard">(91, 'GRUPO SIRO <text:span text:style-name="T1">(2)</text:span>', 34002, 1),</text:p>
      <text:p text:style-name="Standard">(92, 'SENZORA B.V.', 53083, 1),</text:p>
      <text:p text:style-name="Standard">(93, 'CHOCOLATE &amp; TRUFA, S.L.', 23004, 1),</text:p>
      <text:p text:style-name="Standard">(94, 'DULCES EL AVION, S.A.', 26011, 1),</text:p>
      <text:p text:style-name="Standard">(95, 'QUIMI ROMAR, S.L.U.', 46029, 1),</text:p>
      <text:p text:style-name="Standard">(96, 'GRAFICAS AGA, S.L.', 28119, 1),</text:p>
      <text:p text:style-name="Standard">(97, 'ADRIANO RAMOS PINTO-VINHOS,S.A.', 53085, 1),</text:p>
      <text:p text:style-name="Standard">(98, 'SOGRAPE VINHOS, S.A.', 53087, 1),</text:p>
      <text:p text:style-name="Standard">(99, 'COTY GENEVA SARL VERSOIX', 53086, 1),</text:p>
      <text:p text:style-name="Standard">(100, 'NESTLE ESPAÑA, S.A.', 8091, 1),</text:p>
      <text:p text:style-name="Standard">(101, 'EXPRESSATE, S.L.', 8050, 1),</text:p>
      <text:p text:style-name="Standard">(102, 'MAXXIUM ESPAÑA, S.L.', 28077, 1),</text:p>
      <text:p text:style-name="Standard">(500, 'JORGE TEST *************************', 888, 1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3:13:17.469457016</meta:creation-date>
    <dc:date>2019-04-01T04:14:52.226207999</dc:date>
    <meta:editing-duration>PT17M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90" meta:word-count="526" meta:character-count="3354" meta:non-whitespace-character-count="2918"/>
  </office:meta>
</office:document-meta>
</file>